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974cm"/>
        </style:tab-stops>
      </style:paragraph-properties>
    </style:style>
    <style:style style:name="P2" style:family="paragraph" style:parent-style-name="Standard">
      <style:paragraph-properties fo:margin-left="2.974cm" fo:margin-right="0cm" fo:text-indent="-2.974cm" style:auto-text-indent="false">
        <style:tab-stops/>
      </style:paragraph-properties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  <style:text-properties style:font-name="Arial"/>
    </style:style>
    <style:style style:name="P5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style:font-name="Ari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7440528" text:id="ct117440528">
          <text:insertion>
            <office:change-info>
              <dc:creator>Luc Saffre</dc:creator>
              <dc:date>2012-05-31T13:47:00</dc:date>
            </office:change-info>
          </text:insertion>
        </text:changed-region>
        <text:changed-region xml:id="ct349250400" text:id="ct349250400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7241488" text:id="ct117241488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7720072" text:id="ct117720072">
          <text:insertion>
            <office:change-info>
              <dc:creator>Luc Saffre</dc:creator>
              <dc:date>2012-07-20T21:52:00</dc:date>
            </office:change-info>
          </text:insertion>
        </text:changed-region>
        <text:changed-region xml:id="ct116454144" text:id="ct116454144">
          <text:insertion>
            <office:change-info>
              <dc:creator>Luc Saffre</dc:creator>
              <dc:date>2012-05-31T13:44:00</dc:date>
            </office:change-info>
          </text:insertion>
        </text:changed-region>
        <text:changed-region xml:id="ct116454248" text:id="ct116454248">
          <text:insertion>
            <office:change-info>
              <dc:creator>Luc Saffre</dc:creator>
              <dc:date>2012-05-31T13:44:00</dc:date>
            </office:change-info>
          </text:insertion>
        </text:changed-region>
        <text:changed-region xml:id="ct116454400" text:id="ct116454400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116454552" text:id="ct116454552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116625840" text:id="ct116625840">
          <text:insertion>
            <office:change-info>
              <dc:creator>Luc Saffre</dc:creator>
              <dc:date>2012-05-31T13:43:00</dc:date>
            </office:change-info>
          </text:insertion>
        </text:changed-region>
        <text:changed-region xml:id="ct116626040" text:id="ct116626040">
          <text:insertion>
            <office:change-info>
              <dc:creator>Luc Saffre</dc:creator>
              <dc:date>2012-05-31T14:03:00</dc:date>
            </office:change-info>
          </text:insertion>
        </text:changed-region>
        <text:changed-region xml:id="ct116626264" text:id="ct116626264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117492448" text:id="ct117492448">
          <text:insertion>
            <office:change-info>
              <dc:creator>Luc Saffre</dc:creator>
              <dc:date>2012-05-31T14:11:00</dc:date>
            </office:change-info>
          </text:insertion>
        </text:changed-region>
        <text:changed-region xml:id="ct117492672" text:id="ct117492672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117492896" text:id="ct117492896">
          <text:insertion>
            <office:change-info>
              <dc:creator>Luc Saffre</dc:creator>
              <dc:date>2012-05-31T14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lient:<text:tab/><text:change-start text:change-id="ct117440528"/>self.person.address(', ')<text:change-end text:change-id="ct117440528"/></text:p>
      <text:p text:style-name="Standard">Sozialarbeiter: <text:change-start text:change-id="ct349250400"/>self.user<text:change-end text:change-id="ct349250400"/></text:p>
      <text:p text:style-name="Standard">KBSS: <text:change-start text:change-id="ct117241488"/>self.ticket<text:change-end text:change-id="ct117241488"/> / <text:change-start text:change-id="ct117720072"/>self.sent<text:change-end text:change-id="ct117720072"/></text:p>
      <text:h text:style-name="Heading_20_2" text:outline-level="2">Resultate</text:h>
      <text:p text:style-name="P1"><office:annotation><dc:creator>Luc Saffre</dc:creator><dc:date>2012-05-31T13:44:25.12</dc:date><text:p text:style-name="P7"><text:span text:style-name="T1">do text for row in list(self.get_result_table(ar))</text:span></text:p></office:annotation>Name:<text:tab/><text:change-start text:change-id="ct116454144"/>row.last_name<text:change-end text:change-id="ct116454144"/><text:line-break/>Vorname: <text:tab/><text:change-start text:change-id="ct116454248"/>row.first_name<text:change-end text:change-id="ct116454248"/><text:line-break/>Geschlecht: <text:tab/><text:change-start text:change-id="ct116454400"/>row.gender<text:change-end text:change-id="ct116454400"/><text:line-break/>NR-Nummer: <text:tab/><text:change-start text:change-id="ct116454552"/>row.national_id<text:change-end text:change-id="ct116454552"/><text:line-break/>Adresse:<text:tab/><text:change-start text:change-id="ct116625840"/>row.address<text:change-end text:change-id="ct116625840"/><text:line-break/>Land:<text:tab/><text:change-start text:change-id="ct116626040"/>row.country<text:change-end text:change-id="ct116626040"/><text:line-break/>Geburtsdatum: <text:tab/><text:change-start text:change-id="ct116626264"/>row.birth_date<text:change-end text:change-id="ct116626264"/> <text:s/>(<text:change-start text:change-id="ct117492448"/>iif(row.birth_date==self.person.birth_date,"OK", self.person.birth_date)<text:change-end text:change-id="ct117492448"/>)<text:line-break/>Geburtsort:<text:tab/><text:change-start text:change-id="ct117492672"/>row.birth_location<text:change-end text:change-id="ct117492672"/><text:line-break/>Zivilstand: <text:tab/><text:change-start text:change-id="ct117492896"/>row.civil_state<text:change-end text:change-id="ct117492896"/><text:line-break/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size="10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59cm" style:rel-column-width="13333*"/>
    </style:style>
    <style:style style:name="Table1.B" style:family="table-column">
      <style:table-column-properties style:column-width="10.425cm" style:rel-column-width="40187*"/>
    </style:style>
    <style:style style:name="Table1.C" style:family="table-column">
      <style:table-column-properties style:column-width="3.117c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  <style:text-properties style:font-name="Arial"/>
    </style:style>
    <style:style style:name="M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style:font-name="Arial"/>
    </style:style>
    <style:style style:name="MP4" style:family="paragraph" style:parent-style-name="Standard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350956640" text:id="ct350956640">
            <text:insertion>
              <office:change-info>
                <dc:creator>Luc Saffre</dc:creator>
                <dc:date>2012-07-20T21:49:00</dc:date>
              </office:change-info>
            </text:insertion>
          </text:changed-region>
          <text:changed-region xml:id="ct350807952" text:id="ct350807952">
            <text:insertion>
              <office:change-info>
                <dc:creator>Luc Saffre</dc:creator>
                <dc:date>2012-07-20T21:49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.27</dc:date><text:p>do text</text:p><text:p>from xhtml(settings.LINO.site_header())</text:p></office:annotation></text:p>
            </table:table-cell>
            <table:table-cell table:style-name="Table1.A1" office:value-type="string">
              <text:p text:style-name="MP2"><text:change-start text:change-id="ct350956640"/>self<text:change-end text:change-id="ct350956640"/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37" text:date-value="2011-09-30T23:56:55.81" text:fixed="true">30.09.11</text:date> <text:time style:data-style-name="N41" text:time-value="2011-09-30T23:57:06.39" text:fixed="true">23:57:06</text:time><text:line-break/><text:change-start text:change-id="ct350807952"/>settings.LINO.site_version()<text:change-end text:change-id="ct350807952"/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2-07-20T21:56:42.58</dc:date>
    <dc:creator>Luc Saffre</dc:creator>
    <meta:editing-duration>PT3H28M29S</meta:editing-duration>
    <meta:editing-cycles>23</meta:editing-cycles>
    <meta:generator>LibreOffice/3.4$Win32 LibreOffice_project/340m1$Build-402</meta:generator>
    <meta:document-statistic meta:table-count="1" meta:image-count="0" meta:object-count="0" meta:page-count="1" meta:paragraph-count="8" meta:word-count="41" meta:character-count="468" meta:non-whitespace-character-count="429"/>
  </office:meta>
</office:document-meta>
</file>